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ConnectionBuilderSupportTests.getResponse( WebConnection connection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onnectionBuilderSupportTests.constructorContex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ConnectionBuilderSupportTests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vcConnectionBuilderSupportTests.assertMockMvcUsed( WebConnection connection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onnectionBuilderSupportTests.defaultContextPath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ConnectionBuilderSupportTests.assertMockMvcNotUsed( WebConnection connection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onnectionBuilderSupportTests.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MvcConnectionBuilderSupportTests.constructorMockMvc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PathController.context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onnectionBuilderSupportTests.mockMvcExampleDotC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MvcConnectionBuilderSupportTests.mockMvcAlwaysUse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ConnectionBuilderSuppor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ConnectionBuilderSupportTests.defaultContextPat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